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3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ALOMINO HUACACHI, LUIS FRANCISC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27322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354198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ALOMINO HUACACHI, LUIS FRANCISC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27322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354198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3/10/2021</text:p>
          </table:table-cell>
          <table:table-cell table:style-name="Tabla1.A8" office:value-type="string">
            <text:p text:style-name="P28"><text:span text:style-name="T9"/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/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11</text:p>
          </table:table-cell>
          <table:table-cell table:style-name="Tableau1.D2" office:value-type="string">
            <text:p text:style-name="P8">27.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7.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/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Efectiv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/>
          </table:table-cell>
          <table:table-cell table:style-name="Tabla2.A3" office:value-type="string">
            <text:p text:style-name="P22"/>
          </table:table-cell>
          <table:table-cell table:style-name="Tabla2.A3" office:value-type="string">
            <text:p text:style-name="P22"/>
          </table:table-cell>
          <table:table-cell table:style-name="Tabla2.D3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/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/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/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5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3T17:43:4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